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96mm" fo:break-before="auto" style:use-optimal-row-height="true"/>
    </style:style>
    <style:style style:name="ro6" style:family="table-row">
      <style:table-row-properties style:row-height="16.95mm" fo:break-before="auto" style:use-optimal-row-height="true"/>
    </style:style>
    <style:style style:name="ro7" style:family="table-row">
      <style:table-row-properties style:row-height="25.15mm" fo:break-before="auto" style:use-optimal-row-height="true"/>
    </style:style>
    <style:style style:name="ro8" style:family="table-row">
      <style:table-row-properties style:row-height="12.86mm" fo:break-before="auto" style:use-optimal-row-height="true"/>
    </style:style>
    <style:style style:name="ro9" style:family="table-row">
      <style:table-row-properties style:row-height="8.77mm" fo:break-before="auto" style:use-optimal-row-height="true"/>
    </style:style>
    <style:style style:name="ro10" style:family="table-row">
      <style:table-row-properties style:row-height="4.67mm" fo:break-before="auto" style:use-optimal-row-height="true"/>
    </style:style>
    <style:style style:name="ro11" style:family="table-row">
      <style:table-row-properties style:row-height="5.26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6.05mm" fo:break-before="auto" style:use-optimal-row-height="false"/>
    </style:style>
    <style:style style:name="ro15" style:family="table-row">
      <style:table-row-properties style:row-height="21.0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m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T1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adastrar Clie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9"/>
        <table:table-column table:style-name="co5" table:default-cell-style-name="ce1"/>
        <table:table-column table:style-name="co6" table:number-columns-repeated="4" table:default-cell-style-name="ce39"/>
        <table:table-column table:style-name="co7" table:default-cell-style-name="ce1"/>
        <table:table-column table:style-name="co8" table:number-columns-repeated="1014" table:default-cell-style-name="ce5"/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Cadastr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ar Cliente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01] Cadastro de Cliente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 criação de novos usuarios para o sistema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style-name="ce6" table:number-columns-repeated="2"/>
          <table:table-cell table:style-name="ce7"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6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1" table:number-columns-repeated="1014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digitar dados em branco nos campos login e senha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Dados em branco</text:p>
          </table:table-cell>
          <table:table-cell table:style-name="ce56" office:value-type="string" calcext:value-type="string">
            <text:p>Verificar se os campos obrigatórios foram preenchidos  e mostrar mensagens ao usuário:</text:p>
            <text:p>"Obrigatório informar o login";</text:p>
            <text:p>"Obrigatório informar a senha";                       “Login com no mínimo 5 caracteres!”;       ”Senhas não coincidem!”;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Senha com menos de 6 dígitos</text:p>
          </table:table-cell>
          <table:table-cell table:style-name="ce12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9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Campo senha deve aparecer em asteriscos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Qualquer senha</text:p>
          </table:table-cell>
          <table:table-cell table:style-name="ce12" office:value-type="string" calcext:value-type="string">
            <text:p>Ao usuário digitar o campo senha devem ser visualizados asterisc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Campos login e senha devem ser case sensetive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Usuario: Admin</text:p>
            <text:p>Senha:123456*AA</text:p>
          </table:table-cell>
          <table:table-cell table:style-name="ce12" office:value-type="string" calcext:value-type="string">
            <text:p>O sistema deve diferenciar letras maiúsculas de minúsculas (case sensitive)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r_Cham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9"/>
        <table:table-column table:style-name="co5" table:default-cell-style-name="ce1"/>
        <table:table-column table:style-name="co6" table:number-columns-repeated="4" table:default-cell-style-name="ce39"/>
        <table:table-column table:style-name="co7" table:default-cell-style-name="ce1"/>
        <table:table-column table:style-name="co8" table:number-columns-repeated="1014" table:default-cell-style-name="ce5"/>
        <table:table-row table:style-name="ro10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Abrir Chamad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number-columns-repeated="1014"/>
        </table:table-row>
        <table:table-row table:style-name="ro9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Abrir Chamado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number-columns-repeated="1014"/>
        </table:table-row>
        <table:table-row table:style-name="ro9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3] Abrir Chama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0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 abertura de novos chamados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number-columns-repeated="1014"/>
        </table:table-row>
        <table:table-row table:style-name="ro10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1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12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3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enviar dados sem os campos estarem preenchidos</text:p>
          </table:table-cell>
          <table:table-cell table:style-name="ce10" office:value-type="string" calcext:value-type="string">
            <text:p>Abrir Chamado</text:p>
          </table:table-cell>
          <table:table-cell table:style-name="ce11" office:value-type="string" calcext:value-type="string">
            <text:p>Dados em branco</text:p>
          </table:table-cell>
          <table:table-cell table:style-name="ce56" office:value-type="string" calcext:value-type="string">
            <text:p>Verificar se os campos obrigatórios foram preenchidos  e mostrar mensagens ao usuário:</text:p>
            <text:p>"Obrigatório preencher todos os campos";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4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QL inject</text:p>
          </table:table-cell>
          <table:table-cell table:style-name="ce10" office:value-type="string" calcext:value-type="string">
            <text:p>Abrir Chamado</text:p>
          </table:table-cell>
          <table:table-cell table:style-name="ce11" office:value-type="string" calcext:value-type="string">
            <text:p>Script</text:p>
          </table:table-cell>
          <table:table-cell table:style-name="ce12" office:value-type="string" calcext:value-type="string">
            <text:p>Bloquear a navegaçã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Arquivo em anexo</text:p>
          </table:table-cell>
          <table:table-cell table:style-name="ce10" office:value-type="string" calcext:value-type="string">
            <text:p>Abrir Chamado</text:p>
          </table:table-cell>
          <table:table-cell table:style-name="ce11" office:value-type="string" calcext:value-type="string">
            <text:p>Arquivo em anexo</text:p>
          </table:table-cell>
          <table:table-cell table:style-name="ce12" office:value-type="string" calcext:value-type="string">
            <text:p>Ter a opção do usuário anexar um arquivo, seja ele imagem, pdf … 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Botão Enviar</text:p>
          </table:table-cell>
          <table:table-cell table:style-name="ce10" office:value-type="string" calcext:value-type="string">
            <text:p>Abrir Chamado</text:p>
          </table:table-cell>
          <table:table-cell table:style-name="ce11" office:value-type="string" calcext:value-type="string">
            <text:p>Arquivo em anexo</text:p>
          </table:table-cell>
          <table:table-cell table:style-name="ce12" office:value-type="string" calcext:value-type="string">
            <text:p>Ter a opção do usuário anexar um arquivo, seja ele imagem, pdf … 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m De Serviço" table:style-name="ta1">
        <table:table-column table:style-name="co1" table:default-cell-style-name="ce63"/>
        <table:table-column table:style-name="co2" table:default-cell-style-name="ce1"/>
        <table:table-column table:style-name="co3" table:default-cell-style-name="ce1"/>
        <table:table-column table:style-name="co4" table:default-cell-style-name="ce39"/>
        <table:table-column table:style-name="co5" table:default-cell-style-name="ce1"/>
        <table:table-column table:style-name="co6" table:number-columns-repeated="4" table:default-cell-style-name="ce39"/>
        <table:table-column table:style-name="co7" table:default-cell-style-name="ce1"/>
        <table:table-column table:style-name="co8" table:number-columns-repeated="1014" table:default-cell-style-name="ce5"/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Ordem de Serviç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4" office:value-type="string" calcext:value-type="string" table:number-columns-spanned="5" table:number-rows-spanned="1">
            <text:p>[RF03] Ordem de serviço (OS) e Encerrar Ordem de serviço (OS)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3] Abrir Chamado , [RF001] Efetuar Login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s informações contidas na OS, e encerramento de OS.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, e já ter aberto um chama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1">
          <table:table-cell table:style-name="ce6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12">
          <table:table-cell table:style-name="ce6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2">
          <table:table-cell table:style-name="ce66" office:value-type="float" office:value="1" calcext:value-type="float">
            <text:p>1</text:p>
          </table:table-cell>
          <table:table-cell table:style-name="ce20" office:value-type="string" calcext:value-type="string">
            <text:p>Validar se ao abrir o chamado (OS) as informações coincidem com a do cliente</text:p>
          </table:table-cell>
          <table:table-cell table:style-name="ce10" office:value-type="string" calcext:value-type="string">
            <text:p>Logar como ADM, procurar por alguns chamado realizados, e analisar se as informações são iguais a do cliente.</text:p>
          </table:table-cell>
          <table:table-cell table:style-name="ce11"/>
          <table:table-cell table:style-name="ce56" office:value-type="string" calcext:value-type="string">
            <text:p>Resultado esperado é de que o sistema guarde exatamente os valores cadastrado, e que quando for aberto a OS pelo cliente, a OS contenha todas as informações correta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5">
          <table:table-cell table:style-name="ce66" office:value-type="float" office:value="2" calcext:value-type="float">
            <text:p>2</text:p>
          </table:table-cell>
          <table:table-cell table:style-name="ce20" office:value-type="string" calcext:value-type="string">
            <text:p>Gerar PDF</text:p>
          </table:table-cell>
          <table:table-cell table:style-name="ce10" office:value-type="string" calcext:value-type="string">
            <text:p>Ao ser aberto uma OS, contendo todas as informações, essa OS poderá ser gerada um PDF dessa OS, contendo todas as informações necessárias para ADM/USER.</text:p>
          </table:table-cell>
          <table:table-cell table:style-name="ce11"/>
          <table:table-cell table:style-name="ce12" office:value-type="string" calcext:value-type="string">
            <text:p>Logar no sistema procurar por alguma OS aleatória e gerar PDF, analisar se todas as informações coincidem.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2">
          <table:table-cell table:style-name="ce66"/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r Cham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9"/>
        <table:table-column table:style-name="co5" table:default-cell-style-name="ce1"/>
        <table:table-column table:style-name="co6" table:number-columns-repeated="4" table:default-cell-style-name="ce39"/>
        <table:table-column table:style-name="co7" table:default-cell-style-name="ce1"/>
        <table:table-column table:style-name="co8" table:number-columns-repeated="1014" table:default-cell-style-name="ce5"/>
        <table:table-row table:style-name="ro10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Classificar Chamad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number-columns-repeated="1014"/>
        </table:table-row>
        <table:table-row table:style-name="ro9">
          <table:table-cell/>
          <table:table-cell table:style-name="ce2" office:value-type="string" calcext:value-type="string">
            <text:p>Nome do caso de teste:</text:p>
          </table:table-cell>
          <table:table-cell table:style-name="ce54" office:value-type="string" calcext:value-type="string" table:number-columns-spanned="5" table:number-rows-spanned="1">
            <text:p>Classificar chamado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number-columns-repeated="1014"/>
        </table:table-row>
        <table:table-row table:style-name="ro9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3] Abrir Chamado , [RF001] Efetuar Login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0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 classificação dos chamados abertos pelo cliente.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number-columns-repeated="1014"/>
        </table:table-row>
        <table:table-row table:style-name="ro10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O usuário já deve ter aberto um chamado (OS)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1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12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20"/>
          <table:table-cell table:style-name="ce10"/>
          <table:table-cell table:style-name="ce11"/>
          <table:table-cell table:style-name="ce56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4">
          <table:table-cell table:style-name="ce9"/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2">
          <table:table-cell table:style-name="ce9"/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 do Cham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9"/>
        <table:table-column table:style-name="co5" table:default-cell-style-name="ce1"/>
        <table:table-column table:style-name="co6" table:number-columns-repeated="4" table:default-cell-style-name="ce39"/>
        <table:table-column table:style-name="co7" table:default-cell-style-name="ce1"/>
        <table:table-column table:style-name="co8" table:number-columns-repeated="1014" table:default-cell-style-name="ce5"/>
        <table:table-row table:style-name="ro10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Status do Chamad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number-columns-repeated="1014"/>
        </table:table-row>
        <table:table-row table:style-name="ro9">
          <table:table-cell/>
          <table:table-cell table:style-name="ce2" office:value-type="string" calcext:value-type="string">
            <text:p>Nome do caso de teste:</text:p>
          </table:table-cell>
          <table:table-cell table:style-name="ce54" office:value-type="string" calcext:value-type="string" table:number-columns-spanned="5" table:number-rows-spanned="1">
            <text:p>Status do Chamado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number-columns-repeated="1014"/>
        </table:table-row>
        <table:table-row table:style-name="ro9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3] Abrir Chamado , [RF001] Efetuar Login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0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o status do chamado (OS)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number-columns-repeated="1014"/>
        </table:table-row>
        <table:table-row table:style-name="ro10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O usuário já deve ter aberto um chamado (OS).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1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12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20"/>
          <table:table-cell table:style-name="ce10"/>
          <table:table-cell table:style-name="ce11"/>
          <table:table-cell table:style-name="ce56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4">
          <table:table-cell table:style-name="ce9"/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2">
          <table:table-cell table:style-name="ce9"/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23:08:10.404210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Raquel</meta:initial-creator>
    <meta:creation-date>2014-06-18T01:32:03Z</meta:creation-date>
    <dc:date>2019-10-27T23:18:49.141878916</dc:date>
    <meta:editing-duration>PT2H19M9S</meta:editing-duration>
    <meta:editing-cycles>16</meta:editing-cycles>
    <meta:document-statistic meta:table-count="5" meta:cell-count="158" meta:object-count="0"/>
  </office:meta>
</office:document-meta>
</file>